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1">
      <style:paragraph-properties fo:margin-top="0cm" fo:margin-bottom="0cm" style:contextual-spacing="false"/>
    </style:style>
    <style:style style:name="P3" style:family="paragraph" style:parent-style-name="Text_20_body" style:list-style-name="L2"/>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
      <text:list xml:id="list1855101200" text:style-name="L1">
        <text:list-item>
          <text:p text:style-name="P2">Créez une structure pour stocker les informations de l'étudiant, telles que le nom, le prénom, le numéro de téléphone, la classe, etc.</text:p>
        </text:list-item>
        <text:list-item>
          <text:p text:style-name="P2">Créez une fonction pour charger les données du fichier si celui-ci existe, sinon créez un nouveau fichier.</text:p>
        </text:list-item>
        <text:list-item>
          <text:p text:style-name="P2">Créez une fonction pour saisir les informations de l'étudiant et les enregistrer dans un tableau de structures.</text:p>
        </text:list-item>
        <text:list-item>
          <text:p text:style-name="P2">Créez une fonction pour afficher les informations de l'étudiant sous forme de tableau.</text:p>
        </text:list-item>
        <text:list-item>
          <text:p text:style-name="P2">Créez une fonction pour calculer la moyenne des notes de l'étudiant.</text:p>
        </text:list-item>
        <text:list-item>
          <text:p text:style-name="P2">Créez des fonctions pour trier les étudiants selon leur moyenne, rechercher un étudiant en fonction d'un critère et modifier les notes d'un étudiant.</text:p>
        </text:list-item>
        <text:list-item>
          <text:p text:style-name="P2">Créez un menu pour permettre à l'utilisateur de choisir les différentes options, telles que l'affichage, le tri, la recherche, la modification des notes, etc.</text:p>
        </text:list-item>
        <text:list-item>
          <text:p text:style-name="P1">Lorsque l'utilisateur quitte le programme, enregistrez les données dans un fichier texte.</text:p>
        </text:list-item>
      </text:list>
      <text:p text:style-name="Text_20_body"/>
      <text:list xml:id="list3351125431" text:style-name="L2">
        <text:list-item>
          <text:p text:style-name="P3">Validation des entrées de l'utilisateur: Vous pouvez créer des fonctions pour vérifier la validité des entrées de l'utilisateur, telles que le format du numéro de téléphone, les valeurs minimales et maximales pour les notes, etc.</text:p>
        </text:list-item>
        <text:list-item>
          <text:p text:style-name="P3">Gestion des erreurs: Il est important de gérer les erreurs potentielles dans le programme, telles que la lecture de fichier, la saisie d'informations, etc.</text:p>
        </text:list-item>
        <text:list-item>
          <text:p text:style-name="P3">Stockage des données en mémoire: Vous pouvez utiliser des tableaux dynamiques pour stocker les informations des étudiants afin de pouvoir facilement ajouter et supprimer des étudiants sans avoir à redimensionner manuellement le tableau.</text:p>
        </text:list-item>
        <text:list-item>
          <text:p text:style-name="P3">Sécurité des données: Il est important de protéger les données sensibles, telles que les informations personnelles des étudiants. Vous pouvez utiliser des techniques de cryptage pour protéger les données enregistrées dans le fichier.</text:p>
        </text:list-item>
        <text:list-item>
          <text:p text:style-name="P3">Interfaces graphiques: Vous pouvez utiliser des bibliothèques graphiques pour créer une interface utilisateur plus attrayante et facile à utiliser pour l'utilisateur final.</text:p>
        </text:list-item>
        <text:list-item>
          <text:p text:style-name="P3">Optimisation du code: Il est important d'optimiser le code pour qu'il fonctionne rapidement et efficacement, même avec une grande quantité de données. Vous pouvez utiliser des algorithmes de tri et de recherche plus efficaces pour améliorer les performances du programme.</text:p>
        </text:list-item>
      </text:list>
      <text:p text:style-name="Text_20_body"/>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8T09:39:26.992377352</meta:creation-date>
    <dc:date>2023-02-08T15:59:56.073902968</dc:date>
    <meta:editing-duration>PT9M56S</meta:editing-duration>
    <meta:editing-cycles>1</meta:editing-cycles>
    <meta:document-statistic meta:table-count="0" meta:image-count="0" meta:object-count="0" meta:page-count="1" meta:paragraph-count="14" meta:word-count="340" meta:character-count="2225" meta:non-whitespace-character-count="1913"/>
    <meta:generator>LibreOffice/7.3.7.2$Linux_X86_64 LibreOffice_project/30$Build-2</meta:generator>
  </office:meta>
</office:document-meta>
</file>